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ttpMessageConverter.Resource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ttpMessageConverter.getDefaultContentType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ttpMessageConverter.addDefaultHeaders( HttpOutputMessage message , Resource resource , @ Nullable MediaType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ttpMessageConverte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ttpMessageConverter.readInternal( Class &lt; ? extends Resource &gt; clazz , HttpInputMessage input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sourceHttpMessageConverter.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ttpMessageConverter.getContentLength( Resource resource , @ Nullable MediaType cont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HttpMessageConverter.ResourceHttpMessageConverter( boolean supportsReadStream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ttpMessageConverter.writeInternal( Resource resource , HttpOutputMessage out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ttpMessageConverter.writeContent( Resource resource , HttpOutputMessage output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sourceHttpMessageConverter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